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74c5b" officeooo:paragraph-rsid="00074c5b" style:font-size-asian="20pt" style:font-size-complex="20pt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1959e5"/>
    </style:style>
    <style:style style:name="P4" style:family="paragraph" style:parent-style-name="Standard" style:list-style-name="L1">
      <style:text-properties fo:color="#66cc00" fo:font-size="14pt" style:font-size-asian="10.5pt"/>
    </style:style>
    <style:style style:name="P5" style:family="paragraph" style:parent-style-name="Standard" style:list-style-name="L1">
      <style:text-properties fo:color="#000000" fo:font-size="14pt" style:font-size-asian="10.5pt"/>
    </style:style>
    <style:style style:name="P6" style:family="paragraph" style:parent-style-name="Standard" style:list-style-name="L1">
      <style:text-properties fo:color="#000000" fo:font-size="14pt" officeooo:paragraph-rsid="001608fc" style:font-size-asian="10.5pt"/>
    </style:style>
    <style:style style:name="P7" style:family="paragraph" style:parent-style-name="Standard" style:list-style-name="L1">
      <style:text-properties fo:color="#000000" fo:font-size="14pt" officeooo:rsid="0017ae16" officeooo:paragraph-rsid="0017ae16" style:font-size-asian="10.5pt"/>
    </style:style>
    <style:style style:name="P8" style:family="paragraph" style:parent-style-name="Standard" style:list-style-name="L1">
      <style:text-properties fo:color="#000000" fo:font-size="14pt" officeooo:rsid="0017ae16" officeooo:paragraph-rsid="001959e5" style:font-size-asian="10.5pt"/>
    </style:style>
    <style:style style:name="P9" style:family="paragraph" style:parent-style-name="Standard" style:list-style-name="L1">
      <style:text-properties fo:color="#000000" fo:font-size="14pt" officeooo:rsid="0017ae16" officeooo:paragraph-rsid="001c5fea" style:font-size-asian="10.5pt"/>
    </style:style>
    <style:style style:name="P10" style:family="paragraph" style:parent-style-name="Standard" style:list-style-name="L1">
      <style:text-properties fo:color="#000000" fo:font-size="14pt" officeooo:rsid="0017ae16" officeooo:paragraph-rsid="001d023d" style:font-size-asian="10.5pt"/>
    </style:style>
    <style:style style:name="P11" style:family="paragraph" style:parent-style-name="Standard" style:list-style-name="L1">
      <style:text-properties fo:color="#000000" fo:font-size="14pt" officeooo:rsid="001f623d" officeooo:paragraph-rsid="001f623d" style:font-size-asian="10.5pt"/>
    </style:style>
    <style:style style:name="P12" style:family="paragraph" style:parent-style-name="Standard" style:list-style-name="L2">
      <style:text-properties officeooo:rsid="001e25df" officeooo:paragraph-rsid="001e25df"/>
    </style:style>
    <style:style style:name="P13" style:family="paragraph" style:parent-style-name="Standard" style:list-style-name="L2">
      <style:text-properties officeooo:rsid="001e4b7b" officeooo:paragraph-rsid="001e4b7b"/>
    </style:style>
    <style:style style:name="P14" style:family="paragraph" style:parent-style-name="Standard" style:list-style-name="L2">
      <style:text-properties officeooo:rsid="001e4b7b" officeooo:paragraph-rsid="001fd3eb"/>
    </style:style>
    <style:style style:name="P15" style:family="paragraph" style:parent-style-name="Standard">
      <style:text-properties officeooo:rsid="001e4b7b" officeooo:paragraph-rsid="001fd3eb"/>
    </style:style>
    <style:style style:name="T1" style:family="text">
      <style:text-properties officeooo:rsid="000a8ee8"/>
    </style:style>
    <style:style style:name="T2" style:family="text">
      <style:text-properties officeooo:rsid="0013a768"/>
    </style:style>
    <style:style style:name="T3" style:family="text">
      <style:text-properties officeooo:rsid="001959e5"/>
    </style:style>
    <style:style style:name="T4" style:family="text">
      <style:text-properties officeooo:rsid="001c5fea"/>
    </style:style>
    <style:style style:name="T5" style:family="text">
      <style:text-properties officeooo:rsid="001d023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1">2</text:span></text:p>
      <text:p text:style-name="Standard"/>
      <text:p text:style-name="Standard">Anwesend: Lukas Rose, Rebecca Wagner, Daniela Prigge</text:p>
      <text:p text:style-name="Standard">Datum: <text:span text:style-name="T2">Freitag, der 8.7</text:span> 2016</text:p>
      <text:p text:style-name="Standard"/>
      <text:p text:style-name="Body_20_Green">&lt;Bereits erledigte Tasks aus der Vorwoche&gt;</text:p>
      <text:p text:style-name="Standard">&lt;Neue Tasks&gt;</text:p>
      <text:p text:style-name="Standard"/>
      <text:p text:style-name="Standard">Erledigtes:</text:p>
      <text:list xml:id="list7293089877334430190" text:style-name="L1">
        <text:list-item>
          <text:p text:style-name="P4">Gui Grundgerüst</text:p>
        </text:list-item>
        <text:list-item>
          <text:p text:style-name="P4">Timer (Zählt von einer gegebenen Zeit runter)</text:p>
        </text:list-item>
        <text:list-item>
          <text:p text:style-name="P4">File-Handler (der Dateien lesen und schreiben kann, noch nicht eingebunden)</text:p>
        </text:list-item>
        <text:list-item>
          <text:p text:style-name="P4">Grundgerüst für's Speichern der Tests (bestehend aus AllTests und Test-Objekten)</text:p>
        </text:list-item>
        <text:list-item>
          <text:p text:style-name="P4">Phasenobjekt</text:p>
        </text:list-item>
        <text:list-item>
          <text:p text:style-name="P4">License hinzugefügt</text:p>
        </text:list-item>
        <text:list-item>
          <text:p text:style-name="P4">Readme (unfertig)</text:p>
        </text:list-item>
        <text:list-item>
          <text:p text:style-name="P4">Gradle Buildskript</text:p>
        </text:list-item>
        <text:list-item>
          <text:p text:style-name="P4">Datenstrukur Class, Test, Project</text:p>
        </text:list-item>
        <text:list-item>
          <text:p text:style-name="P4">Möglichkeit um Babysteps ein und auszustellen und deren Zeit einzustellen</text:p>
        </text:list-item>
        <text:list-item>
          <text:p text:style-name="P4">Aktuelle Phase wird angezeigt und verbietet in Codes anderer Phasen zu schreiben</text:p>
        </text:list-item>
        <text:list-item>
          <text:p text:style-name="P5">Projekteinstellungs-Fensters</text:p>
        </text:list-item>
        <text:list-item>
          <text:p text:style-name="P6">Aufgabenbeispiele aus dem XML mittels des Katalogs laden (in Datenstruktur umwandeln)</text:p>
        </text:list-item>
        <text:list-item>
          <text:p text:style-name="P6">Button-Funktionalität in der GUI</text:p>
        </text:list-item>
        <text:list-item>
          <text:p text:style-name="P6">Wenn keine Klasse vorhanden, und damit das „neue Klasse erstellen“-Tab präsent ist, kann keine Klasse erstellt werden, da das aktuelle Tab nicht gewechselt werden kann (es gibt nur eins!)</text:p>
        </text:list-item>
        <text:list-item>
          <text:p text:style-name="P7">Speichern eigener Projekte als xml-Dateien (so gut wie fertig)</text:p>
        </text:list-item>
        <text:list-item>
          <text:p text:style-name="P8">Tests und Code ausführen und compilieren <text:span text:style-name="T3">(implementiert und theoretisch funktionsfähig)</text:span></text:p>
        </text:list-item>
        <text:list-item>
          <text:p text:style-name="P9">Test-/Compilerausgaben im Konsolen-Pane ausgeben <text:span text:style-name="T4">(implementiert und theoretisch funktionsfähig)</text:span></text:p>
        </text:list-item>
        <text:list-item>
          <text:p text:style-name="P10">Projektverzeichnisse während der Bearbeitung sperren (.lock-Datei) <text:span text:style-name="T5">(nicht mehr erforderlich)</text:span></text:p>
        </text:list-item>
        <text:list-item>
          <text:p text:style-name="P11">Rückkehr in die Test-Phase möglich um aktuellsten Test zu ersetzen</text:p>
        </text:list-item>
      </text:list>
      <text:p text:style-name="Standard"/>
      <text:p text:style-name="Standard">Was noch zu tun ist:</text:p>
      <text:list xml:id="list8906318666646265064" text:style-name="L2">
        <text:list-item>
          <text:p text:style-name="P2">Schönere Visualisierung der Phasen</text:p>
        </text:list-item>
        <text:list-item>
          <text:p text:style-name="P12"><text:soft-page-break/>Compilieren und Testen testen</text:p>
        </text:list-item>
        <text:list-item>
          <text:p text:style-name="P13">Timer wechselt Phasen oder springt zurück</text:p>
        </text:list-item>
        <text:list-item>
          <text:p text:style-name="P14">Tracking implementieren</text:p>
        </text:list-item>
      </text:list>
      <text:p text:style-name="P15"/>
      <text:p text:style-name="Standard">Mögliche Ziele:</text:p>
      <text:list xml:id="list104056610688801" text:continue-numbering="true" text:style-name="L2">
        <text:list-item>
          <text:p text:style-name="P2">Syntax Highlighting</text:p>
        </text:list-item>
        <text:list-item>
          <text:p text:style-name="P3">Projekt in ein Projektverzeichnis speichern (.java-Dateien)<text:span text:style-name="T3">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Green" style:display-name="Body Green" style:family="paragraph" style:parent-style-name="Standard">
      <style:text-properties fo:color="#66cc00" fo:font-size="14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6-06-23T22:51:09.394475805</meta:creation-date>
    <dc:date>2016-07-08T10:40:54.844768791</dc:date>
    <meta:editing-duration>PT37M5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233" meta:character-count="1624" meta:non-whitespace-character-count="1451"/>
  </office:meta>
</office:document-meta>
</file>